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EAL-7547">
            <text:p>EAL-7547</text:p>
          </table:table-cell>
          <table:table-cell office:value-type="float" office:value="10.91383">
            <text:p>10.91383</text:p>
          </table:table-cell>
          <table:table-cell office:value-type="float" office:value="105.74083">
            <text:p>105.74083</text:p>
          </table:table-cell>
          <table:table-cell office:value-type="float" office:value="7080.0">
            <text:p>7080.0</text:p>
          </table:table-cell>
          <table:table-cell office:value-type="float" office:value="55.0">
            <text:p>55.0</text:p>
          </table:table-cell>
          <table:table-cell office:value-type="string" office:value="Plant remain - tidal beach: brown clayey fine sand with silt beds - fining or coarsening upwards - few organic spots - few foraminifers and shell fragments">
            <text:p>Plant remain - tidal beach: brown clayey fine sand with silt beds - fining or coarsening upwards - few organic spots - few foraminifers and shell fragments</text:p>
          </table:table-cell>
          <table:table-cell office:value-type="string" office:value="terrestrial">
            <text:p>terrestrial</text:p>
          </table:table-cell>
          <table:table-cell office:value-type="string" office:value="-70.0">
            <text:p>-70.0</text:p>
          </table:table-cell>
          <table:table-cell office:value-type="string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-3.327">
            <text:p>-3.327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192754">
            <text:p>Beta-192754</text:p>
          </table:table-cell>
          <table:table-cell office:value-type="float" office:value="11.48048">
            <text:p>11.48048</text:p>
          </table:table-cell>
          <table:table-cell office:value-type="float" office:value="105.12012">
            <text:p>105.12012</text:p>
          </table:table-cell>
          <table:table-cell office:value-type="float" office:value="6550.0">
            <text:p>6550.0</text:p>
          </table:table-cell>
          <table:table-cell office:value-type="float" office:value="40.0">
            <text:p>40.0</text:p>
          </table:table-cell>
          <table:table-cell office:value-type="string" office:value="Peat layers - plant macrofossils.">
            <text:p>Peat layers - plant macrofossils.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5.556">
            <text:p>-5.5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7,TamuraEtal2009,MannEtal2019">
            <text:p>TamuraEtal2007,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192753">
            <text:p>Beta-192753</text:p>
          </table:table-cell>
          <table:table-cell office:value-type="float" office:value="11.48048">
            <text:p>11.48048</text:p>
          </table:table-cell>
          <table:table-cell office:value-type="float" office:value="105.12012">
            <text:p>105.12012</text:p>
          </table:table-cell>
          <table:table-cell office:value-type="float" office:value="7150.0">
            <text:p>7150.0</text:p>
          </table:table-cell>
          <table:table-cell office:value-type="float" office:value="40.0">
            <text:p>40.0</text:p>
          </table:table-cell>
          <table:table-cell office:value-type="string" office:value="Peat layers - plant macrofossils.">
            <text:p>Peat layers - plant macrofossils.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3.756">
            <text:p>-3.7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7,TamuraEtal2009,StatteggerEtal2013,MannEtal2019">
            <text:p>TamuraEtal2007,TamuraEtal2009,StatteggerEtal2013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Poz-31024">
            <text:p>Poz-31024</text:p>
          </table:table-cell>
          <table:table-cell office:value-type="float" office:value="10.407">
            <text:p>10.407</text:p>
          </table:table-cell>
          <table:table-cell office:value-type="float" office:value="106.3365">
            <text:p>106.3365</text:p>
          </table:table-cell>
          <table:table-cell office:value-type="float" office:value="4290.0">
            <text:p>4290.0</text:p>
          </table:table-cell>
          <table:table-cell office:value-type="float" office:value="50.0">
            <text:p>50.0</text:p>
          </table:table-cell>
          <table:table-cell office:value-type="string" office:value="Shells - Prodelta">
            <text:p>Shells - Prodelta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3.75">
            <text:p>-3.7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Poz-30917">
            <text:p>Poz-30917</text:p>
          </table:table-cell>
          <table:table-cell office:value-type="float" office:value="10.67317">
            <text:p>10.67317</text:p>
          </table:table-cell>
          <table:table-cell office:value-type="float" office:value="105.896">
            <text:p>105.896</text:p>
          </table:table-cell>
          <table:table-cell office:value-type="float" office:value="6370.0">
            <text:p>6370.0</text:p>
          </table:table-cell>
          <table:table-cell office:value-type="float" office:value="40.0">
            <text:p>40.0</text:p>
          </table:table-cell>
          <table:table-cell office:value-type="string" office:value="Plant remains - tidal flat">
            <text:p>Plant remains - tidal flat</text:p>
          </table:table-cell>
          <table:table-cell office:value-type="string" office:value="terrestrial">
            <text:p>terrestrial</text:p>
          </table:table-cell>
          <table:table-cell office:value-type="string" office:value="-70.0">
            <text:p>-70.0</text:p>
          </table:table-cell>
          <table:table-cell office:value-type="string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-1.884">
            <text:p>-1.884</text:p>
          </table:table-cell>
          <table:table-cell office:value-type="float" office:value="0.67">
            <text:p>0.67</text:p>
          </table:table-cell>
          <table:table-cell office:value-type="float" office:value="0.67">
            <text:p>0.67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Poz-30916">
            <text:p>Poz-30916</text:p>
          </table:table-cell>
          <table:table-cell office:value-type="float" office:value="10.66217">
            <text:p>10.66217</text:p>
          </table:table-cell>
          <table:table-cell office:value-type="float" office:value="106.2155">
            <text:p>106.2155</text:p>
          </table:table-cell>
          <table:table-cell office:value-type="float" office:value="2775.0">
            <text:p>2775.0</text:p>
          </table:table-cell>
          <table:table-cell office:value-type="float" office:value="35.0">
            <text:p>35.0</text:p>
          </table:table-cell>
          <table:table-cell office:value-type="string" office:value="Plant remains - charcoal - salt marsh - mangrove - tidal flat - dark gray to black dry organic-rich clay - tendency to early soil formation - rooted by land plants - organic layers and horizons (with transition to mangrove and tidal flat)">
            <text:p>Plant remains - charcoal - salt marsh - mangrove - tidal flat - dark gray to black dry organic-rich clay - tendency to early soil formation - rooted by land plants - organic layers and horizons (with transition to mangrove and tidal flat)</text:p>
          </table:table-cell>
          <table:table-cell office:value-type="string" office:value="terrestrial">
            <text:p>terrestrial</text:p>
          </table:table-cell>
          <table:table-cell office:value-type="string" office:value="-70.0">
            <text:p>-70.0</text:p>
          </table:table-cell>
          <table:table-cell office:value-type="string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-1.086">
            <text:p>-1.086</text:p>
          </table:table-cell>
          <table:table-cell office:value-type="float" office:value="0.57">
            <text:p>0.57</text:p>
          </table:table-cell>
          <table:table-cell office:value-type="float" office:value="0.57">
            <text:p>0.57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Poz-30915">
            <text:p>Poz-30915</text:p>
          </table:table-cell>
          <table:table-cell office:value-type="float" office:value="10.66217">
            <text:p>10.66217</text:p>
          </table:table-cell>
          <table:table-cell office:value-type="float" office:value="106.2155">
            <text:p>106.2155</text:p>
          </table:table-cell>
          <table:table-cell office:value-type="float" office:value="5385.0">
            <text:p>5385.0</text:p>
          </table:table-cell>
          <table:table-cell office:value-type="float" office:value="35.0">
            <text:p>35.0</text:p>
          </table:table-cell>
          <table:table-cell office:value-type="string" office:value="Plant remains - floodplain - yellowish brown to light gray dry clay - intensively flamed - oxidized - commonly well and freshly rooted - few thin organic horizons">
            <text:p>Plant remains - floodplain - yellowish brown to light gray dry clay - intensively flamed - oxidized - commonly well and freshly rooted - few thin organic horizons</text:p>
          </table:table-cell>
          <table:table-cell office:value-type="string" office:value="terrestrial">
            <text:p>terrestrial</text:p>
          </table:table-cell>
          <table:table-cell office:value-type="string" office:value="-70.0">
            <text:p>-70.0</text:p>
          </table:table-cell>
          <table:table-cell office:value-type="string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-1.28">
            <text:p>-1.2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Poz-30913">
            <text:p>Poz-30913</text:p>
          </table:table-cell>
          <table:table-cell office:value-type="float" office:value="10.638">
            <text:p>10.638</text:p>
          </table:table-cell>
          <table:table-cell office:value-type="float" office:value="106.26417">
            <text:p>106.26417</text:p>
          </table:table-cell>
          <table:table-cell office:value-type="float" office:value="5770.0">
            <text:p>5770.0</text:p>
          </table:table-cell>
          <table:table-cell office:value-type="float" office:value="50.0">
            <text:p>50.0</text:p>
          </table:table-cell>
          <table:table-cell office:value-type="string" office:value="Plant remains - salt marsh - mangrove - tidal flat - dark gray to black dry organic-rich clay - tendency to early soil formation - rooted by land plants - organic layers and horizons (with transition to mangrove and tidal flat)">
            <text:p>Plant remains - salt marsh - mangrove - tidal flat - dark gray to black dry organic-rich clay - tendency to early soil formation - rooted by land plants - organic layers and horizons (with transition to mangrove and tidal flat)</text:p>
          </table:table-cell>
          <table:table-cell office:value-type="string" office:value="terrestrial">
            <text:p>terrestrial</text:p>
          </table:table-cell>
          <table:table-cell office:value-type="string" office:value="-70.0">
            <text:p>-70.0</text:p>
          </table:table-cell>
          <table:table-cell office:value-type="string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-2.756">
            <text:p>-2.756</text:p>
          </table:table-cell>
          <table:table-cell office:value-type="float" office:value="0.57">
            <text:p>0.57</text:p>
          </table:table-cell>
          <table:table-cell office:value-type="float" office:value="0.57">
            <text:p>0.57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Poz-30912">
            <text:p>Poz-30912</text:p>
          </table:table-cell>
          <table:table-cell office:value-type="float" office:value="10.638">
            <text:p>10.638</text:p>
          </table:table-cell>
          <table:table-cell office:value-type="float" office:value="106.26417">
            <text:p>106.26417</text:p>
          </table:table-cell>
          <table:table-cell office:value-type="float" office:value="4990.0">
            <text:p>4990.0</text:p>
          </table:table-cell>
          <table:table-cell office:value-type="float" office:value="40.0">
            <text:p>40.0</text:p>
          </table:table-cell>
          <table:table-cell office:value-type="string" office:value="Plant remains - salt marsh - mangrove - tidal flat - dark gray to black dry organic-rich clay - tendency to early soil formation - rooted by land plants - organic layers and horizons (with transition to mangrove and tidal flat)">
            <text:p>Plant remains - salt marsh - mangrove - tidal flat - dark gray to black dry organic-rich clay - tendency to early soil formation - rooted by land plants - organic layers and horizons (with transition to mangrove and tidal flat)</text:p>
          </table:table-cell>
          <table:table-cell office:value-type="string" office:value="terrestrial">
            <text:p>terrestrial</text:p>
          </table:table-cell>
          <table:table-cell office:value-type="string" office:value="-70.0">
            <text:p>-70.0</text:p>
          </table:table-cell>
          <table:table-cell office:value-type="string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-1.146">
            <text:p>-1.146</text:p>
          </table:table-cell>
          <table:table-cell office:value-type="float" office:value="0.57">
            <text:p>0.57</text:p>
          </table:table-cell>
          <table:table-cell office:value-type="float" office:value="0.57">
            <text:p>0.57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Poz-30911">
            <text:p>Poz-30911</text:p>
          </table:table-cell>
          <table:table-cell office:value-type="float" office:value="10.67017">
            <text:p>10.67017</text:p>
          </table:table-cell>
          <table:table-cell office:value-type="float" office:value="105.86083">
            <text:p>105.86083</text:p>
          </table:table-cell>
          <table:table-cell office:value-type="float" office:value="4650.0">
            <text:p>4650.0</text:p>
          </table:table-cell>
          <table:table-cell office:value-type="float" office:value="40.0">
            <text:p>40.0</text:p>
          </table:table-cell>
          <table:table-cell office:value-type="string" office:value="Bulk organic - floodplain - yellowish brown to light gray dry clay - intensively flamed - oxidized - commonly well and freshly rooted - few thin organic horizons">
            <text:p>Bulk organic - floodplain - yellowish brown to light gray dry clay - intensively flamed - oxidized - commonly well and freshly rooted - few thin organic horizons</text:p>
          </table:table-cell>
          <table:table-cell office:value-type="string" office:value="terrestrial">
            <text:p>terrestrial</text:p>
          </table:table-cell>
          <table:table-cell office:value-type="string" office:value="-70.0">
            <text:p>-70.0</text:p>
          </table:table-cell>
          <table:table-cell office:value-type="string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-0.42">
            <text:p>-0.42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Poz-30910">
            <text:p>Poz-30910</text:p>
          </table:table-cell>
          <table:table-cell office:value-type="float" office:value="10.67017">
            <text:p>10.67017</text:p>
          </table:table-cell>
          <table:table-cell office:value-type="float" office:value="105.86083">
            <text:p>105.86083</text:p>
          </table:table-cell>
          <table:table-cell office:value-type="float" office:value="5590.0">
            <text:p>5590.0</text:p>
          </table:table-cell>
          <table:table-cell office:value-type="float" office:value="40.0">
            <text:p>40.0</text:p>
          </table:table-cell>
          <table:table-cell office:value-type="string" office:value="Plant remains - floodplain - yellowish brown to light gray dry clay - intensively flamed - oxidized - commonly well and freshly rooted - few thin organic horizons">
            <text:p>Plant remains - floodplain - yellowish brown to light gray dry clay - intensively flamed - oxidized - commonly well and freshly rooted - few thin organic horizons</text:p>
          </table:table-cell>
          <table:table-cell office:value-type="string" office:value="terrestrial">
            <text:p>terrestrial</text:p>
          </table:table-cell>
          <table:table-cell office:value-type="string" office:value="-70.0">
            <text:p>-70.0</text:p>
          </table:table-cell>
          <table:table-cell office:value-type="string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Poz-21509">
            <text:p>Poz-21509</text:p>
          </table:table-cell>
          <table:table-cell office:value-type="float" office:value="10.75167">
            <text:p>10.75167</text:p>
          </table:table-cell>
          <table:table-cell office:value-type="float" office:value="105.711">
            <text:p>105.711</text:p>
          </table:table-cell>
          <table:table-cell office:value-type="float" office:value="3740.0">
            <text:p>3740.0</text:p>
          </table:table-cell>
          <table:table-cell office:value-type="float" office:value="40.0">
            <text:p>40.0</text:p>
          </table:table-cell>
          <table:table-cell office:value-type="string" office:value="Plant remains - floodplain or swamp; floodplain: yellowish brown to light gray dry clay - intensively flamed - oxidized - commonly well and freshly rooted - few thin organic horizons; swamp: very dark gray clay very rich in organics - thick horizons exclusively composed of densly packed well-preserved leaves">
            <text:p>Plant remains - floodplain or swamp; floodplain: yellowish brown to light gray dry clay - intensively flamed - oxidized - commonly well and freshly rooted - few thin organic horizons; swamp: very dark gray clay very rich in organics - thick horizons exclusively composed of densly packed well-preserved leaves</text:p>
          </table:table-cell>
          <table:table-cell office:value-type="string" office:value="terrestrial">
            <text:p>terrestrial</text:p>
          </table:table-cell>
          <table:table-cell office:value-type="string" office:value="-70.0">
            <text:p>-70.0</text:p>
          </table:table-cell>
          <table:table-cell office:value-type="string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-1.45">
            <text:p>-1.4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Poz-21508">
            <text:p>Poz-21508</text:p>
          </table:table-cell>
          <table:table-cell office:value-type="float" office:value="10.75167">
            <text:p>10.75167</text:p>
          </table:table-cell>
          <table:table-cell office:value-type="float" office:value="105.711">
            <text:p>105.711</text:p>
          </table:table-cell>
          <table:table-cell office:value-type="float" office:value="6020.0">
            <text:p>6020.0</text:p>
          </table:table-cell>
          <table:table-cell office:value-type="float" office:value="40.0">
            <text:p>40.0</text:p>
          </table:table-cell>
          <table:table-cell office:value-type="string" office:value="Piece of Oyster - intertidal flat">
            <text:p>Piece of Oyster - intertidal flat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-2.444">
            <text:p>-2.444</text:p>
          </table:table-cell>
          <table:table-cell office:value-type="float" office:value="0.67">
            <text:p>0.67</text:p>
          </table:table-cell>
          <table:table-cell office:value-type="float" office:value="0.67">
            <text:p>0.67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Poz-21507">
            <text:p>Poz-21507</text:p>
          </table:table-cell>
          <table:table-cell office:value-type="float" office:value="10.52983">
            <text:p>10.52983</text:p>
          </table:table-cell>
          <table:table-cell office:value-type="float" office:value="106.38383">
            <text:p>106.38383</text:p>
          </table:table-cell>
          <table:table-cell office:value-type="float" office:value="4420.0">
            <text:p>4420.0</text:p>
          </table:table-cell>
          <table:table-cell office:value-type="float" office:value="35.0">
            <text:p>35.0</text:p>
          </table:table-cell>
          <table:table-cell office:value-type="string" office:value="bivalve shells - Estuary - dark gray silty clay - homogenous - partly articulated bivalve shells - partly accumulated in layers together with organic matter">
            <text:p>bivalve shells - Estuary - dark gray silty clay - homogenous - partly articulated bivalve shells - partly accumulated in layers together with organic matter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2.85">
            <text:p>-2.8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Poz-21386">
            <text:p>Poz-21386</text:p>
          </table:table-cell>
          <table:table-cell office:value-type="float" office:value="10.23967">
            <text:p>10.23967</text:p>
          </table:table-cell>
          <table:table-cell office:value-type="float" office:value="106.3515">
            <text:p>106.3515</text:p>
          </table:table-cell>
          <table:table-cell office:value-type="float" office:value="2050.0">
            <text:p>2050.0</text:p>
          </table:table-cell>
          <table:table-cell office:value-type="float" office:value="35.0">
            <text:p>35.0</text:p>
          </table:table-cell>
          <table:table-cell office:value-type="string" office:value="3 wood pieces of an interridge deposit">
            <text:p>3 wood pieces of an interridge deposit</text:p>
          </table:table-cell>
          <table:table-cell office:value-type="string" office:value="terrestrial">
            <text:p>terrestrial</text:p>
          </table:table-cell>
          <table:table-cell office:value-type="string" office:value="-70.0">
            <text:p>-70.0</text:p>
          </table:table-cell>
          <table:table-cell office:value-type="string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-0.49">
            <text:p>-0.49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Poz-21313">
            <text:p>Poz-21313</text:p>
          </table:table-cell>
          <table:table-cell office:value-type="float" office:value="10.67017">
            <text:p>10.67017</text:p>
          </table:table-cell>
          <table:table-cell office:value-type="float" office:value="105.86083">
            <text:p>105.86083</text:p>
          </table:table-cell>
          <table:table-cell office:value-type="float" office:value="6040.0">
            <text:p>6040.0</text:p>
          </table:table-cell>
          <table:table-cell office:value-type="float" office:value="40.0">
            <text:p>40.0</text:p>
          </table:table-cell>
          <table:table-cell office:value-type="string" office:value="4-cm mangrove root - estuary - mangrove - dark gray to black dry organic-rich clay - tendency to early soil formation - rooted by land plants - organic layers and horizons">
            <text:p>4-cm mangrove root - estuary - mangrove - dark gray to black dry organic-rich clay - tendency to early soil formation - rooted by land plants - organic layers and horizons</text:p>
          </table:table-cell>
          <table:table-cell office:value-type="string" office:value="terrestrial">
            <text:p>terrestrial</text:p>
          </table:table-cell>
          <table:table-cell office:value-type="string" office:value="-70.0">
            <text:p>-70.0</text:p>
          </table:table-cell>
          <table:table-cell office:value-type="string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-1.686">
            <text:p>-1.686</text:p>
          </table:table-cell>
          <table:table-cell office:value-type="float" office:value="0.57">
            <text:p>0.57</text:p>
          </table:table-cell>
          <table:table-cell office:value-type="float" office:value="0.57">
            <text:p>0.57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Poz-21312">
            <text:p>Poz-21312</text:p>
          </table:table-cell>
          <table:table-cell office:value-type="float" office:value="10.67017">
            <text:p>10.67017</text:p>
          </table:table-cell>
          <table:table-cell office:value-type="float" office:value="105.86083">
            <text:p>105.86083</text:p>
          </table:table-cell>
          <table:table-cell office:value-type="float" office:value="5570.0">
            <text:p>5570.0</text:p>
          </table:table-cell>
          <table:table-cell office:value-type="float" office:value="35.0">
            <text:p>35.0</text:p>
          </table:table-cell>
          <table:table-cell office:value-type="string" office:value="1 piece of wood - channel fill: dark gray well-rounded coarse sand to fine gravel bed (channel base); upward transiting into dark gray silty fine sand - some larger plant remains (channel fill)">
            <text:p>1 piece of wood - channel fill: dark gray well-rounded coarse sand to fine gravel bed (channel base); upward transiting into dark gray silty fine sand - some larger plant remains (channel fill)</text:p>
          </table:table-cell>
          <table:table-cell office:value-type="string" office:value="terrestrial">
            <text:p>terrestrial</text:p>
          </table:table-cell>
          <table:table-cell office:value-type="string" office:value="-70.0">
            <text:p>-70.0</text:p>
          </table:table-cell>
          <table:table-cell office:value-type="string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-0.97">
            <text:p>-0.97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Poz-21311">
            <text:p>Poz-21311</text:p>
          </table:table-cell>
          <table:table-cell office:value-type="float" office:value="10.75283">
            <text:p>10.75283</text:p>
          </table:table-cell>
          <table:table-cell office:value-type="float" office:value="106.01383">
            <text:p>106.01383</text:p>
          </table:table-cell>
          <table:table-cell office:value-type="float" office:value="5585.0">
            <text:p>5585.0</text:p>
          </table:table-cell>
          <table:table-cell office:value-type="float" office:value="35.0">
            <text:p>35.0</text:p>
          </table:table-cell>
          <table:table-cell office:value-type="string" office:value="2 pieces of wood - tidal beach: brown clayey fine sand with silt beds - fining or coarsening upwards - few organic spots - few foraminifers and shell fragments">
            <text:p>2 pieces of wood - tidal beach: brown clayey fine sand with silt beds - fining or coarsening upwards - few organic spots - few foraminifers and shell fragments</text:p>
          </table:table-cell>
          <table:table-cell office:value-type="string" office:value="terrestrial">
            <text:p>terrestrial</text:p>
          </table:table-cell>
          <table:table-cell office:value-type="string" office:value="-70.0">
            <text:p>-70.0</text:p>
          </table:table-cell>
          <table:table-cell office:value-type="string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-1.507">
            <text:p>-1.507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EAL-7546">
            <text:p>EAL-7546</text:p>
          </table:table-cell>
          <table:table-cell office:value-type="float" office:value="10.91383">
            <text:p>10.91383</text:p>
          </table:table-cell>
          <table:table-cell office:value-type="float" office:value="105.74083">
            <text:p>105.74083</text:p>
          </table:table-cell>
          <table:table-cell office:value-type="float" office:value="5985.0">
            <text:p>5985.0</text:p>
          </table:table-cell>
          <table:table-cell office:value-type="float" office:value="50.0">
            <text:p>50.0</text:p>
          </table:table-cell>
          <table:table-cell office:value-type="string" office:value="Plant remain - estuary - mangrove - dark gray to black dry organic-rich clay - tendency to early soil formation - rooted by land plants - organic layers and horizons">
            <text:p>Plant remain - estuary - mangrove - dark gray to black dry organic-rich clay - tendency to early soil formation - rooted by land plants - organic layers and horizons</text:p>
          </table:table-cell>
          <table:table-cell office:value-type="string" office:value="terrestrial">
            <text:p>terrestrial</text:p>
          </table:table-cell>
          <table:table-cell office:value-type="string" office:value="-70.0">
            <text:p>-70.0</text:p>
          </table:table-cell>
          <table:table-cell office:value-type="string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-0.556">
            <text:p>-0.556</text:p>
          </table:table-cell>
          <table:table-cell office:value-type="float" office:value="0.57">
            <text:p>0.57</text:p>
          </table:table-cell>
          <table:table-cell office:value-type="float" office:value="0.57">
            <text:p>0.57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Poz-35328">
            <text:p>Poz-35328</text:p>
          </table:table-cell>
          <table:table-cell office:value-type="float" office:value="10.52617">
            <text:p>10.52617</text:p>
          </table:table-cell>
          <table:table-cell office:value-type="float" office:value="106.32067">
            <text:p>106.32067</text:p>
          </table:table-cell>
          <table:table-cell office:value-type="float" office:value="2110.0">
            <text:p>2110.0</text:p>
          </table:table-cell>
          <table:table-cell office:value-type="float" office:value="40.0">
            <text:p>40.0</text:p>
          </table:table-cell>
          <table:table-cell office:value-type="string" office:value="Plant remains - floodplain - yellowish brown to light gray dry clay - intensively flamed - oxidized - commonly well and freshly rooted - few thin organic horizons">
            <text:p>Plant remains - floodplain - yellowish brown to light gray dry clay - intensively flamed - oxidized - commonly well and freshly rooted - few thin organic horizons</text:p>
          </table:table-cell>
          <table:table-cell office:value-type="string" office:value="terrestrial">
            <text:p>terrestrial</text:p>
          </table:table-cell>
          <table:table-cell office:value-type="string" office:value="-70.0">
            <text:p>-70.0</text:p>
          </table:table-cell>
          <table:table-cell office:value-type="string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-2.8">
            <text:p>-2.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Poz-35329">
            <text:p>Poz-35329</text:p>
          </table:table-cell>
          <table:table-cell office:value-type="float" office:value="10.52617">
            <text:p>10.52617</text:p>
          </table:table-cell>
          <table:table-cell office:value-type="float" office:value="106.32067">
            <text:p>106.32067</text:p>
          </table:table-cell>
          <table:table-cell office:value-type="float" office:value="3775.0">
            <text:p>3775.0</text:p>
          </table:table-cell>
          <table:table-cell office:value-type="float" office:value="30.0">
            <text:p>30.0</text:p>
          </table:table-cell>
          <table:table-cell office:value-type="string" office:value="Plant remains - intertidal - brown very dark gray silty clay intercalated by sand layers and send lenses and confined silt and clay layer - abundant plant remains - tide-indicative oyster shells - some foraminifera and other marine mirco-fossils">
            <text:p>Plant remains - intertidal - brown very dark gray silty clay intercalated by sand layers and send lenses and confined silt and clay layer - abundant plant remains - tide-indicative oyster shells - some foraminifera and other marine mirco-fossils</text:p>
          </table:table-cell>
          <table:table-cell office:value-type="string" office:value="terrestrial">
            <text:p>terrestrial</text:p>
          </table:table-cell>
          <table:table-cell office:value-type="string" office:value="-70.0">
            <text:p>-70.0</text:p>
          </table:table-cell>
          <table:table-cell office:value-type="string" office:value="30.0">
            <text:p>30.0</text:p>
          </table:table-cell>
          <table:table-cell office:value-type="float" office:value="0.0">
            <text:p/>
          </table:table-cell>
          <table:table-cell office:value-type="float" office:value="-4.564">
            <text:p>-4.564</text:p>
          </table:table-cell>
          <table:table-cell office:value-type="float" office:value="0.67">
            <text:p>0.67</text:p>
          </table:table-cell>
          <table:table-cell office:value-type="float" office:value="0.67">
            <text:p>0.67</text:p>
          </table:table-cell>
          <table:table-cell office:value-type="string" office:value="HanebuthEtal2012,MannEtal2019">
            <text:p>HanebuthEtal201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26">
            <text:p>Beta-215226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7050.0">
            <text:p>7050.0</text:p>
          </table:table-cell>
          <table:table-cell office:value-type="float" office:value="50.0">
            <text:p>50.0</text:p>
          </table:table-cell>
          <table:table-cell office:value-type="string" office:value="plant fragment - laminated and rooted peat - brackish diatom assemblage">
            <text:p>plant fragment - laminated and rooted peat - brackish diatom assemblage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8.056">
            <text:p>-8.0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34">
            <text:p>Beta-215234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7920.0">
            <text:p>7920.0</text:p>
          </table:table-cell>
          <table:table-cell office:value-type="float" office:value="40.0">
            <text:p>40.0</text:p>
          </table:table-cell>
          <table:table-cell office:value-type="string" office:value="Floodplain deposits - plant fragment - freshwater diatom assemblages">
            <text:p>Floodplain deposits - plant fragment - freshwater diatom assemblages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-15.4">
            <text:p>-15.4</text:p>
          </table:table-cell>
          <table:table-cell office:value-type="float" office:value="0.19">
            <text:p>0.19</text:p>
          </table:table-cell>
          <table:table-cell office:value-type="float" office:value="0.19">
            <text:p>0.19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33">
            <text:p>Beta-215233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7720.0">
            <text:p>7720.0</text:p>
          </table:table-cell>
          <table:table-cell office:value-type="float" office:value="108.0">
            <text:p>108.0</text:p>
          </table:table-cell>
          <table:table-cell office:value-type="string" office:value="Floodplain deposits - plant fragment - freshwater diatom assemblages">
            <text:p>Floodplain deposits - plant fragment - freshwater diatom assemblages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-13.6">
            <text:p>-13.6</text:p>
          </table:table-cell>
          <table:table-cell office:value-type="float" office:value="0.19">
            <text:p>0.19</text:p>
          </table:table-cell>
          <table:table-cell office:value-type="float" office:value="0.19">
            <text:p>0.19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32">
            <text:p>Beta-215232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7740.0">
            <text:p>7740.0</text:p>
          </table:table-cell>
          <table:table-cell office:value-type="float" office:value="40.0">
            <text:p>40.0</text:p>
          </table:table-cell>
          <table:table-cell office:value-type="string" office:value="Floodplain deposits - plant fragment - freshwater diatom assemblages">
            <text:p>Floodplain deposits - plant fragment - freshwater diatom assemblages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-12.5">
            <text:p>-12.5</text:p>
          </table:table-cell>
          <table:table-cell office:value-type="float" office:value="0.19">
            <text:p>0.19</text:p>
          </table:table-cell>
          <table:table-cell office:value-type="float" office:value="0.19">
            <text:p>0.19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31">
            <text:p>Beta-215231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7660.0">
            <text:p>7660.0</text:p>
          </table:table-cell>
          <table:table-cell office:value-type="float" office:value="50.0">
            <text:p>50.0</text:p>
          </table:table-cell>
          <table:table-cell office:value-type="string" office:value="Floodplain deposits - plant fragment - freshwater diatom assemblages">
            <text:p>Floodplain deposits - plant fragment - freshwater diatom assemblages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-11.8">
            <text:p>-11.8</text:p>
          </table:table-cell>
          <table:table-cell office:value-type="float" office:value="0.19">
            <text:p>0.19</text:p>
          </table:table-cell>
          <table:table-cell office:value-type="float" office:value="0.19">
            <text:p>0.19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30">
            <text:p>Beta-215230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7660.0">
            <text:p>7660.0</text:p>
          </table:table-cell>
          <table:table-cell office:value-type="float" office:value="50.0">
            <text:p>50.0</text:p>
          </table:table-cell>
          <table:table-cell office:value-type="string" office:value="Floodplain deposits - plant fragment - freshwater diatom assemblages">
            <text:p>Floodplain deposits - plant fragment - freshwater diatom assemblages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-10.8">
            <text:p>-10.8</text:p>
          </table:table-cell>
          <table:table-cell office:value-type="float" office:value="0.19">
            <text:p>0.19</text:p>
          </table:table-cell>
          <table:table-cell office:value-type="float" office:value="0.19">
            <text:p>0.19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29">
            <text:p>Beta-215229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7540.0">
            <text:p>7540.0</text:p>
          </table:table-cell>
          <table:table-cell office:value-type="float" office:value="50.0">
            <text:p>50.0</text:p>
          </table:table-cell>
          <table:table-cell office:value-type="string" office:value="plant fragment - laminated and rooted peat - brackish diatom assemblage">
            <text:p>plant fragment - laminated and rooted peat - brackish diatom assemblage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10.256">
            <text:p>-10.2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28">
            <text:p>Beta-215228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7470.0">
            <text:p>7470.0</text:p>
          </table:table-cell>
          <table:table-cell office:value-type="float" office:value="60.0">
            <text:p>60.0</text:p>
          </table:table-cell>
          <table:table-cell office:value-type="string" office:value="plant fragment - laminated and rooted peat - brackish diatom assemblage">
            <text:p>plant fragment - laminated and rooted peat - brackish diatom assemblage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9.456">
            <text:p>-9.4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27">
            <text:p>Beta-215227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7300.0">
            <text:p>7300.0</text:p>
          </table:table-cell>
          <table:table-cell office:value-type="float" office:value="50.0">
            <text:p>50.0</text:p>
          </table:table-cell>
          <table:table-cell office:value-type="string" office:value="plant fragment - laminated and rooted peat - brackish diatom assemblage">
            <text:p>plant fragment - laminated and rooted peat - brackish diatom assemblage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8.756">
            <text:p>-8.7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04846">
            <text:p>Beta-204846</text:p>
          </table:table-cell>
          <table:table-cell office:value-type="float" office:value="11.19245">
            <text:p>11.19245</text:p>
          </table:table-cell>
          <table:table-cell office:value-type="float" office:value="105.2773">
            <text:p>105.2773</text:p>
          </table:table-cell>
          <table:table-cell office:value-type="float" office:value="8200.0">
            <text:p>8200.0</text:p>
          </table:table-cell>
          <table:table-cell office:value-type="float" office:value="112.0">
            <text:p>112.0</text:p>
          </table:table-cell>
          <table:table-cell office:value-type="string" office:value="Freshwater diatom assemblage and Freshwater sediments">
            <text:p>Freshwater diatom assemblage and Freshwater sediments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-4.9">
            <text:p>-4.9</text:p>
          </table:table-cell>
          <table:table-cell office:value-type="float" office:value="0.19">
            <text:p>0.19</text:p>
          </table:table-cell>
          <table:table-cell office:value-type="float" office:value="0.19">
            <text:p>0.19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25">
            <text:p>Beta-215225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7050.0">
            <text:p>7050.0</text:p>
          </table:table-cell>
          <table:table-cell office:value-type="float" office:value="50.0">
            <text:p>50.0</text:p>
          </table:table-cell>
          <table:table-cell office:value-type="string" office:value="plant fragment - laminated and rooted peat - brackish diatom assemblage">
            <text:p>plant fragment - laminated and rooted peat - brackish diatom assemblage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7.256">
            <text:p>-7.2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36">
            <text:p>Beta-215236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8200.0">
            <text:p>8200.0</text:p>
          </table:table-cell>
          <table:table-cell office:value-type="float" office:value="40.0">
            <text:p>40.0</text:p>
          </table:table-cell>
          <table:table-cell office:value-type="string" office:value="laminated sand with mud drapes">
            <text:p>laminated sand with mud drapes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18.564">
            <text:p>-18.564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24">
            <text:p>Beta-215224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6950.0">
            <text:p>6950.0</text:p>
          </table:table-cell>
          <table:table-cell office:value-type="float" office:value="50.0">
            <text:p>50.0</text:p>
          </table:table-cell>
          <table:table-cell office:value-type="string" office:value="plant fragment - laminated and rooted peat - brackish diatom assemblage">
            <text:p>plant fragment - laminated and rooted peat - brackish diatom assemblage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6.656">
            <text:p>-6.6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22">
            <text:p>Beta-215222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5840.0">
            <text:p>5840.0</text:p>
          </table:table-cell>
          <table:table-cell office:value-type="float" office:value="50.0">
            <text:p>50.0</text:p>
          </table:table-cell>
          <table:table-cell office:value-type="string" office:value="plant fragment - laminated and rooted peat - brackish diatom assemblage">
            <text:p>plant fragment - laminated and rooted peat - brackish diatom assemblage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5.156">
            <text:p>-5.1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21">
            <text:p>Beta-215221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6560.0">
            <text:p>6560.0</text:p>
          </table:table-cell>
          <table:table-cell office:value-type="float" office:value="40.0">
            <text:p>40.0</text:p>
          </table:table-cell>
          <table:table-cell office:value-type="string" office:value="plant fragment - laminated and rooted peat - brackish diatom assemblage">
            <text:p>plant fragment - laminated and rooted peat - brackish diatom assemblage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4.456">
            <text:p>-4.4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04847">
            <text:p>Beta-204847</text:p>
          </table:table-cell>
          <table:table-cell office:value-type="float" office:value="11.19245">
            <text:p>11.19245</text:p>
          </table:table-cell>
          <table:table-cell office:value-type="float" office:value="105.2773">
            <text:p>105.2773</text:p>
          </table:table-cell>
          <table:table-cell office:value-type="float" office:value="7520.0">
            <text:p>7520.0</text:p>
          </table:table-cell>
          <table:table-cell office:value-type="float" office:value="50.0">
            <text:p>50.0</text:p>
          </table:table-cell>
          <table:table-cell office:value-type="string" office:value="Freshwater diatom assemblage and Freshwater sediments">
            <text:p>Freshwater diatom assemblage and Freshwater sediments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-6.5">
            <text:p>-6.5</text:p>
          </table:table-cell>
          <table:table-cell office:value-type="float" office:value="0.19">
            <text:p>0.19</text:p>
          </table:table-cell>
          <table:table-cell office:value-type="float" office:value="0.19">
            <text:p>0.19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04848">
            <text:p>Beta-204848</text:p>
          </table:table-cell>
          <table:table-cell office:value-type="float" office:value="11.19245">
            <text:p>11.19245</text:p>
          </table:table-cell>
          <table:table-cell office:value-type="float" office:value="105.2773">
            <text:p>105.2773</text:p>
          </table:table-cell>
          <table:table-cell office:value-type="float" office:value="8390.0">
            <text:p>8390.0</text:p>
          </table:table-cell>
          <table:table-cell office:value-type="float" office:value="112.0">
            <text:p>112.0</text:p>
          </table:table-cell>
          <table:table-cell office:value-type="string" office:value="Freshwater diatom assemblage and Freshwater sediments">
            <text:p>Freshwater diatom assemblage and Freshwater sediments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-10.1">
            <text:p>-10.1</text:p>
          </table:table-cell>
          <table:table-cell office:value-type="float" office:value="0.19">
            <text:p>0.19</text:p>
          </table:table-cell>
          <table:table-cell office:value-type="float" office:value="0.19">
            <text:p>0.19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20">
            <text:p>Beta-215220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6260.0">
            <text:p>6260.0</text:p>
          </table:table-cell>
          <table:table-cell office:value-type="float" office:value="50.0">
            <text:p>50.0</text:p>
          </table:table-cell>
          <table:table-cell office:value-type="string" office:value="plant fragment - laminated and rooted peat - brackish diatom assemblage">
            <text:p>plant fragment - laminated and rooted peat - brackish diatom assemblage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3.756">
            <text:p>-3.7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04849">
            <text:p>Beta-204849</text:p>
          </table:table-cell>
          <table:table-cell office:value-type="float" office:value="11.19245">
            <text:p>11.19245</text:p>
          </table:table-cell>
          <table:table-cell office:value-type="float" office:value="105.2773">
            <text:p>105.2773</text:p>
          </table:table-cell>
          <table:table-cell office:value-type="float" office:value="8700.0">
            <text:p>8700.0</text:p>
          </table:table-cell>
          <table:table-cell office:value-type="float" office:value="112.0">
            <text:p>112.0</text:p>
          </table:table-cell>
          <table:table-cell office:value-type="string" office:value="Freshwater diatom assemblage and Freshwater sediments">
            <text:p>Freshwater diatom assemblage and Freshwater sediments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-12.1">
            <text:p>-12.1</text:p>
          </table:table-cell>
          <table:table-cell office:value-type="float" office:value="0.19">
            <text:p>0.19</text:p>
          </table:table-cell>
          <table:table-cell office:value-type="float" office:value="0.19">
            <text:p>0.19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16">
            <text:p>Beta-215216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2030.0">
            <text:p>2030.0</text:p>
          </table:table-cell>
          <table:table-cell office:value-type="float" office:value="108.0">
            <text:p>108.0</text:p>
          </table:table-cell>
          <table:table-cell office:value-type="string" office:value="organic sedimentary - Floodplain deposits">
            <text:p>organic sedimentary - Floodplain deposits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0.19">
            <text:p>0.19</text:p>
          </table:table-cell>
          <table:table-cell office:value-type="float" office:value="0.19">
            <text:p>0.19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19">
            <text:p>Beta-215219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5500.0">
            <text:p>5500.0</text:p>
          </table:table-cell>
          <table:table-cell office:value-type="float" office:value="108.0">
            <text:p>108.0</text:p>
          </table:table-cell>
          <table:table-cell office:value-type="string" office:value="plant fragment - laminated and rooted peat - brackish diatom assemblage">
            <text:p>plant fragment - laminated and rooted peat - brackish diatom assemblage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2.856">
            <text:p>-2.8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18">
            <text:p>Beta-215218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5520.0">
            <text:p>5520.0</text:p>
          </table:table-cell>
          <table:table-cell office:value-type="float" office:value="108.0">
            <text:p>108.0</text:p>
          </table:table-cell>
          <table:table-cell office:value-type="string" office:value="organic sedimentary - Floodplain deposits">
            <text:p>organic sedimentary - Floodplain deposits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-2.5">
            <text:p>-2.5</text:p>
          </table:table-cell>
          <table:table-cell office:value-type="float" office:value="0.19">
            <text:p>0.19</text:p>
          </table:table-cell>
          <table:table-cell office:value-type="float" office:value="0.19">
            <text:p>0.19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17">
            <text:p>Beta-215217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4000.0">
            <text:p>4000.0</text:p>
          </table:table-cell>
          <table:table-cell office:value-type="float" office:value="108.0">
            <text:p>108.0</text:p>
          </table:table-cell>
          <table:table-cell office:value-type="string" office:value="organic sedimentary - Floodplain deposits">
            <text:p>organic sedimentary - Floodplain deposits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19">
            <text:p>0.19</text:p>
          </table:table-cell>
          <table:table-cell office:value-type="float" office:value="0.19">
            <text:p>0.19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23">
            <text:p>Beta-215223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6960.0">
            <text:p>6960.0</text:p>
          </table:table-cell>
          <table:table-cell office:value-type="float" office:value="40.0">
            <text:p>40.0</text:p>
          </table:table-cell>
          <table:table-cell office:value-type="string" office:value="plant fragment - laminated and rooted peat - brackish diatom assemblage">
            <text:p>plant fragment - laminated and rooted peat - brackish diatom assemblage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5.856">
            <text:p>-5.8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37">
            <text:p>Beta-215237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8360.0">
            <text:p>8360.0</text:p>
          </table:table-cell>
          <table:table-cell office:value-type="float" office:value="40.0">
            <text:p>40.0</text:p>
          </table:table-cell>
          <table:table-cell office:value-type="string" office:value="laminated sand with mud drapes">
            <text:p>laminated sand with mud drapes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19.164">
            <text:p>-19.164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38">
            <text:p>Beta-215238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8590.0">
            <text:p>8590.0</text:p>
          </table:table-cell>
          <table:table-cell office:value-type="float" office:value="40.0">
            <text:p>40.0</text:p>
          </table:table-cell>
          <table:table-cell office:value-type="string" office:value="laminated sand with mud drapes">
            <text:p>laminated sand with mud drapes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21.164">
            <text:p>-21.164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192747">
            <text:p>Beta-192747</text:p>
          </table:table-cell>
          <table:table-cell office:value-type="float" office:value="11.48048">
            <text:p>11.48048</text:p>
          </table:table-cell>
          <table:table-cell office:value-type="float" office:value="105.12012">
            <text:p>105.12012</text:p>
          </table:table-cell>
          <table:table-cell office:value-type="float" office:value="700.0">
            <text:p>700.0</text:p>
          </table:table-cell>
          <table:table-cell office:value-type="float" office:value="40.0">
            <text:p>40.0</text:p>
          </table:table-cell>
          <table:table-cell office:value-type="string" office:value="Plant macrofossils (fragments) and  freshwater sediment information">
            <text:p>Plant macrofossils (fragments) and  freshwater sediment information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2.9">
            <text:p>2.9</text:p>
          </table:table-cell>
          <table:table-cell office:value-type="float" office:value="0.19">
            <text:p>0.19</text:p>
          </table:table-cell>
          <table:table-cell office:value-type="float" office:value="0.19">
            <text:p>0.19</text:p>
          </table:table-cell>
          <table:table-cell office:value-type="string" office:value="TamuraEtal2007,TamuraEtal2009,MannEtal2019">
            <text:p>TamuraEtal2007,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04837">
            <text:p>Beta-204837</text:p>
          </table:table-cell>
          <table:table-cell office:value-type="float" office:value="11.19245">
            <text:p>11.19245</text:p>
          </table:table-cell>
          <table:table-cell office:value-type="float" office:value="105.2773">
            <text:p>105.2773</text:p>
          </table:table-cell>
          <table:table-cell office:value-type="float" office:value="2020.0">
            <text:p>2020.0</text:p>
          </table:table-cell>
          <table:table-cell office:value-type="float" office:value="108.0">
            <text:p>108.0</text:p>
          </table:table-cell>
          <table:table-cell office:value-type="string" office:value="organic sediment - freshwater sediments - reddish brown sandy silt">
            <text:p>organic sediment - freshwater sediments - reddish brown sandy silt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3.4">
            <text:p>3.4</text:p>
          </table:table-cell>
          <table:table-cell office:value-type="float" office:value="0.19">
            <text:p>0.19</text:p>
          </table:table-cell>
          <table:table-cell office:value-type="float" office:value="0.19">
            <text:p>0.19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04838">
            <text:p>Beta-204838</text:p>
          </table:table-cell>
          <table:table-cell office:value-type="float" office:value="11.19245">
            <text:p>11.19245</text:p>
          </table:table-cell>
          <table:table-cell office:value-type="float" office:value="105.2773">
            <text:p>105.2773</text:p>
          </table:table-cell>
          <table:table-cell office:value-type="float" office:value="1430.0">
            <text:p>1430.0</text:p>
          </table:table-cell>
          <table:table-cell office:value-type="float" office:value="40.0">
            <text:p>40.0</text:p>
          </table:table-cell>
          <table:table-cell office:value-type="string" office:value="organic sediment - freshwater sediments - reddish brown sandy silt">
            <text:p>organic sediment - freshwater sediments - reddish brown sandy silt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2.1">
            <text:p>2.1</text:p>
          </table:table-cell>
          <table:table-cell office:value-type="float" office:value="0.19">
            <text:p>0.19</text:p>
          </table:table-cell>
          <table:table-cell office:value-type="float" office:value="0.19">
            <text:p>0.19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04839">
            <text:p>Beta-204839</text:p>
          </table:table-cell>
          <table:table-cell office:value-type="float" office:value="11.19245">
            <text:p>11.19245</text:p>
          </table:table-cell>
          <table:table-cell office:value-type="float" office:value="105.2773">
            <text:p>105.2773</text:p>
          </table:table-cell>
          <table:table-cell office:value-type="float" office:value="1310.0">
            <text:p>1310.0</text:p>
          </table:table-cell>
          <table:table-cell office:value-type="float" office:value="108.0">
            <text:p>108.0</text:p>
          </table:table-cell>
          <table:table-cell office:value-type="string" office:value="organic sediment - freshwater sediments - bluish gray clay">
            <text:p>organic sediment - freshwater sediments - bluish gray clay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.3">
            <text:p>1.3</text:p>
          </table:table-cell>
          <table:table-cell office:value-type="float" office:value="0.19">
            <text:p>0.19</text:p>
          </table:table-cell>
          <table:table-cell office:value-type="float" office:value="0.19">
            <text:p>0.19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04840">
            <text:p>Beta-204840</text:p>
          </table:table-cell>
          <table:table-cell office:value-type="float" office:value="11.19245">
            <text:p>11.19245</text:p>
          </table:table-cell>
          <table:table-cell office:value-type="float" office:value="105.2773">
            <text:p>105.2773</text:p>
          </table:table-cell>
          <table:table-cell office:value-type="float" office:value="5930.0">
            <text:p>5930.0</text:p>
          </table:table-cell>
          <table:table-cell office:value-type="float" office:value="40.0">
            <text:p>40.0</text:p>
          </table:table-cell>
          <table:table-cell office:value-type="string" office:value="Brackish diatoms assemblages and laminated and rooted peat">
            <text:p>Brackish diatoms assemblages and laminated and rooted peat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-0.056">
            <text:p>-0.0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StatteggerEtal2013,MannEtal2019">
            <text:p>TamuraEtal2009,StatteggerEtal2013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04841">
            <text:p>Beta-204841</text:p>
          </table:table-cell>
          <table:table-cell office:value-type="float" office:value="11.19245">
            <text:p>11.19245</text:p>
          </table:table-cell>
          <table:table-cell office:value-type="float" office:value="105.2773">
            <text:p>105.2773</text:p>
          </table:table-cell>
          <table:table-cell office:value-type="float" office:value="6380.0">
            <text:p>6380.0</text:p>
          </table:table-cell>
          <table:table-cell office:value-type="float" office:value="40.0">
            <text:p>40.0</text:p>
          </table:table-cell>
          <table:table-cell office:value-type="string" office:value="Brackish diatoms assemblages and sedimentary">
            <text:p>Brackish diatoms assemblages and sedimentary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0.956">
            <text:p>-0.9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StatteggerEtal2013,MannEtal2019">
            <text:p>TamuraEtal2009,StatteggerEtal2013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04842">
            <text:p>Beta-204842</text:p>
          </table:table-cell>
          <table:table-cell office:value-type="float" office:value="11.19245">
            <text:p>11.19245</text:p>
          </table:table-cell>
          <table:table-cell office:value-type="float" office:value="105.2773">
            <text:p>105.2773</text:p>
          </table:table-cell>
          <table:table-cell office:value-type="float" office:value="6690.0">
            <text:p>6690.0</text:p>
          </table:table-cell>
          <table:table-cell office:value-type="float" office:value="40.0">
            <text:p>40.0</text:p>
          </table:table-cell>
          <table:table-cell office:value-type="string" office:value="Brackish diatoms assemblages and sedimentary">
            <text:p>Brackish diatoms assemblages and sedimentary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1.956">
            <text:p>-1.9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StatteggerEtal2013,MannEtal2019">
            <text:p>TamuraEtal2009,StatteggerEtal2013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04843">
            <text:p>Beta-204843</text:p>
          </table:table-cell>
          <table:table-cell office:value-type="float" office:value="11.19245">
            <text:p>11.19245</text:p>
          </table:table-cell>
          <table:table-cell office:value-type="float" office:value="105.2773">
            <text:p>105.2773</text:p>
          </table:table-cell>
          <table:table-cell office:value-type="float" office:value="6850.0">
            <text:p>6850.0</text:p>
          </table:table-cell>
          <table:table-cell office:value-type="float" office:value="40.0">
            <text:p>40.0</text:p>
          </table:table-cell>
          <table:table-cell office:value-type="string" office:value="Brackish diatoms assemblages and sedimentary">
            <text:p>Brackish diatoms assemblages and sedimentary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2.756">
            <text:p>-2.7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StatteggerEtal2013,MannEtal2019">
            <text:p>TamuraEtal2009,StatteggerEtal2013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04844">
            <text:p>Beta-204844</text:p>
          </table:table-cell>
          <table:table-cell office:value-type="float" office:value="11.19245">
            <text:p>11.19245</text:p>
          </table:table-cell>
          <table:table-cell office:value-type="float" office:value="105.2773">
            <text:p>105.2773</text:p>
          </table:table-cell>
          <table:table-cell office:value-type="float" office:value="6930.0">
            <text:p>6930.0</text:p>
          </table:table-cell>
          <table:table-cell office:value-type="float" office:value="40.0">
            <text:p>40.0</text:p>
          </table:table-cell>
          <table:table-cell office:value-type="string" office:value="Brackish diatoms assemblages and sedimentary">
            <text:p>Brackish diatoms assemblages and sedimentary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3.756">
            <text:p>-3.7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132936">
            <text:p>Beta-132936</text:p>
          </table:table-cell>
          <table:table-cell office:value-type="float" office:value="9.684">
            <text:p>9.684</text:p>
          </table:table-cell>
          <table:table-cell office:value-type="float" office:value="106.194">
            <text:p>106.194</text:p>
          </table:table-cell>
          <table:table-cell office:value-type="float" office:value="43420.0">
            <text:p>43420.0</text:p>
          </table:table-cell>
          <table:table-cell office:value-type="float" office:value="980.0">
            <text:p>98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24.99">
            <text:p>-24.9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aEtal2002,MannEtal2019">
            <text:p>TaEtal2002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41">
            <text:p>Beta-215241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9210.0">
            <text:p>9210.0</text:p>
          </table:table-cell>
          <table:table-cell office:value-type="float" office:value="40.0">
            <text:p>40.0</text:p>
          </table:table-cell>
          <table:table-cell office:value-type="string" office:value="laminated sand with mud drapes">
            <text:p>laminated sand with mud drapes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27.364">
            <text:p>-27.364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192756">
            <text:p>Beta-192756</text:p>
          </table:table-cell>
          <table:table-cell office:value-type="float" office:value="11.48048">
            <text:p>11.48048</text:p>
          </table:table-cell>
          <table:table-cell office:value-type="float" office:value="105.12012">
            <text:p>105.12012</text:p>
          </table:table-cell>
          <table:table-cell office:value-type="float" office:value="8180.0">
            <text:p>8180.0</text:p>
          </table:table-cell>
          <table:table-cell office:value-type="float" office:value="108.0">
            <text:p>108.0</text:p>
          </table:table-cell>
          <table:table-cell office:value-type="string" office:value="organic sediment - laminated sand with mud drapes">
            <text:p>organic sediment - laminated sand with mud drapes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21.164">
            <text:p>-21.164</text:p>
          </table:table-cell>
          <table:table-cell office:value-type="float" office:value="0.48">
            <text:p>0.48</text:p>
          </table:table-cell>
          <table:table-cell office:value-type="float" office:value="0.48">
            <text:p>0.48</text:p>
          </table:table-cell>
          <table:table-cell office:value-type="string" office:value="TamuraEtal2007,TamuraEtal2009,MannEtal2019">
            <text:p>TamuraEtal2007,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192748">
            <text:p>Beta-192748</text:p>
          </table:table-cell>
          <table:table-cell office:value-type="float" office:value="11.48048">
            <text:p>11.48048</text:p>
          </table:table-cell>
          <table:table-cell office:value-type="float" office:value="105.12012">
            <text:p>105.12012</text:p>
          </table:table-cell>
          <table:table-cell office:value-type="float" office:value="6250.0">
            <text:p>6250.0</text:p>
          </table:table-cell>
          <table:table-cell office:value-type="float" office:value="40.0">
            <text:p>40.0</text:p>
          </table:table-cell>
          <table:table-cell office:value-type="string" office:value="Peat layers - plant macrofossils.">
            <text:p>Peat layers - plant macrofossils.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0.356">
            <text:p>-0.3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7,TamuraEtal2009,StatteggerEtal2013,MannEtal2019">
            <text:p>TamuraEtal2007,TamuraEtal2009,StatteggerEtal2013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192750">
            <text:p>Beta-192750</text:p>
          </table:table-cell>
          <table:table-cell office:value-type="float" office:value="11.48048">
            <text:p>11.48048</text:p>
          </table:table-cell>
          <table:table-cell office:value-type="float" office:value="105.12012">
            <text:p>105.12012</text:p>
          </table:table-cell>
          <table:table-cell office:value-type="float" office:value="6470.0">
            <text:p>6470.0</text:p>
          </table:table-cell>
          <table:table-cell office:value-type="float" office:value="40.0">
            <text:p>40.0</text:p>
          </table:table-cell>
          <table:table-cell office:value-type="string" office:value="Peat layers - plant macrofossils.">
            <text:p>Peat layers - plant macrofossils.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1.556">
            <text:p>-1.5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7,TamuraEtal2009,StatteggerEtal2013,MannEtal2019">
            <text:p>TamuraEtal2007,TamuraEtal2009,StatteggerEtal2013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192751">
            <text:p>Beta-192751</text:p>
          </table:table-cell>
          <table:table-cell office:value-type="float" office:value="11.48048">
            <text:p>11.48048</text:p>
          </table:table-cell>
          <table:table-cell office:value-type="float" office:value="105.12012">
            <text:p>105.12012</text:p>
          </table:table-cell>
          <table:table-cell office:value-type="float" office:value="7130.0">
            <text:p>7130.0</text:p>
          </table:table-cell>
          <table:table-cell office:value-type="float" office:value="40.0">
            <text:p>40.0</text:p>
          </table:table-cell>
          <table:table-cell office:value-type="string" office:value="Peat layers - plant macrofossils.">
            <text:p>Peat layers - plant macrofossils.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2.356">
            <text:p>-2.3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7,TamuraEtal2009,MannEtal2019">
            <text:p>TamuraEtal2007,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04845">
            <text:p>Beta-204845</text:p>
          </table:table-cell>
          <table:table-cell office:value-type="float" office:value="11.19245">
            <text:p>11.19245</text:p>
          </table:table-cell>
          <table:table-cell office:value-type="float" office:value="105.2773">
            <text:p>105.2773</text:p>
          </table:table-cell>
          <table:table-cell office:value-type="float" office:value="7330.0">
            <text:p>7330.0</text:p>
          </table:table-cell>
          <table:table-cell office:value-type="float" office:value="40.0">
            <text:p>40.0</text:p>
          </table:table-cell>
          <table:table-cell office:value-type="string" office:value="Brackish diatoms assemblages and sedimentary">
            <text:p>Brackish diatoms assemblages and sedimentary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4.756">
            <text:p>-4.7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StatteggerEtal2013,MannEtal2019">
            <text:p>TamuraEtal2009,StatteggerEtal2013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192752">
            <text:p>Beta-192752</text:p>
          </table:table-cell>
          <table:table-cell office:value-type="float" office:value="11.48048">
            <text:p>11.48048</text:p>
          </table:table-cell>
          <table:table-cell office:value-type="float" office:value="105.12012">
            <text:p>105.12012</text:p>
          </table:table-cell>
          <table:table-cell office:value-type="float" office:value="7030.0">
            <text:p>7030.0</text:p>
          </table:table-cell>
          <table:table-cell office:value-type="float" office:value="40.0">
            <text:p>40.0</text:p>
          </table:table-cell>
          <table:table-cell office:value-type="string" office:value="Peat layers - plant macrofossils.">
            <text:p>Peat layers - plant macrofossils.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2.856">
            <text:p>-2.8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7,TamuraEtal2009,MannEtal2019">
            <text:p>TamuraEtal2007,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27202">
            <text:p>Beta-227202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6860.0">
            <text:p>6860.0</text:p>
          </table:table-cell>
          <table:table-cell office:value-type="float" office:value="50.0">
            <text:p>50.0</text:p>
          </table:table-cell>
          <table:table-cell office:value-type="string" office:value="plant fragment - laminated and rooted peat - brackish diatom assemblage">
            <text:p>plant fragment - laminated and rooted peat - brackish diatom assemblage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5.556">
            <text:p>-5.5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27201">
            <text:p>Beta-227201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6570.0">
            <text:p>6570.0</text:p>
          </table:table-cell>
          <table:table-cell office:value-type="float" office:value="50.0">
            <text:p>50.0</text:p>
          </table:table-cell>
          <table:table-cell office:value-type="string" office:value="plant fragment - laminated and rooted peat - brackish diatom assemblage">
            <text:p>plant fragment - laminated and rooted peat - brackish diatom assemblage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4.756">
            <text:p>-4.7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22765">
            <text:p>Beta-222765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7450.0">
            <text:p>7450.0</text:p>
          </table:table-cell>
          <table:table-cell office:value-type="float" office:value="40.0">
            <text:p>40.0</text:p>
          </table:table-cell>
          <table:table-cell office:value-type="string" office:value="plant fragment - laminated and rooted peat - brackish diatom assemblage">
            <text:p>plant fragment - laminated and rooted peat - brackish diatom assemblage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9.756">
            <text:p>-9.7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22764">
            <text:p>Beta-222764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6960.0">
            <text:p>6960.0</text:p>
          </table:table-cell>
          <table:table-cell office:value-type="float" office:value="40.0">
            <text:p>40.0</text:p>
          </table:table-cell>
          <table:table-cell office:value-type="string" office:value="plant fragment - laminated and rooted peat - brackish diatom assemblage">
            <text:p>plant fragment - laminated and rooted peat - brackish diatom assemblage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8.456">
            <text:p>-8.4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22763">
            <text:p>Beta-222763</text:p>
          </table:table-cell>
          <table:table-cell office:value-type="float" office:value="11.19245">
            <text:p>11.19245</text:p>
          </table:table-cell>
          <table:table-cell office:value-type="float" office:value="105.2773">
            <text:p>105.2773</text:p>
          </table:table-cell>
          <table:table-cell office:value-type="float" office:value="7250.0">
            <text:p>7250.0</text:p>
          </table:table-cell>
          <table:table-cell office:value-type="float" office:value="40.0">
            <text:p>40.0</text:p>
          </table:table-cell>
          <table:table-cell office:value-type="string" office:value="Freshwater diatom assemblage and Freshwater sediments">
            <text:p>Freshwater diatom assemblage and Freshwater sediments</text:p>
          </table:table-cell>
          <table:table-cell office:value-type="string" office:value="terrestrial">
            <text:p>terrestrial</text:p>
          </table:table-cell>
          <table:table-cell office:value-type="string" office:value="-45.0">
            <text:p>-45.0</text:p>
          </table:table-cell>
          <table:table-cell office:value-type="string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-4.8">
            <text:p>-4.8</text:p>
          </table:table-cell>
          <table:table-cell office:value-type="float" office:value="0.19">
            <text:p>0.19</text:p>
          </table:table-cell>
          <table:table-cell office:value-type="float" office:value="0.19">
            <text:p>0.19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215242">
            <text:p>Beta-215242</text:p>
          </table:table-cell>
          <table:table-cell office:value-type="float" office:value="10.9593">
            <text:p>10.9593</text:p>
          </table:table-cell>
          <table:table-cell office:value-type="float" office:value="105.06022">
            <text:p>105.06022</text:p>
          </table:table-cell>
          <table:table-cell office:value-type="float" office:value="9170.0">
            <text:p>9170.0</text:p>
          </table:table-cell>
          <table:table-cell office:value-type="float" office:value="40.0">
            <text:p>40.0</text:p>
          </table:table-cell>
          <table:table-cell office:value-type="string" office:value="laminated sand with mud drapes">
            <text:p>laminated sand with mud drapes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27.564">
            <text:p>-27.564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TamuraEtal2009,MannEtal2019">
            <text:p>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192749">
            <text:p>Beta-192749</text:p>
          </table:table-cell>
          <table:table-cell office:value-type="float" office:value="11.48048">
            <text:p>11.48048</text:p>
          </table:table-cell>
          <table:table-cell office:value-type="float" office:value="105.12012">
            <text:p>105.12012</text:p>
          </table:table-cell>
          <table:table-cell office:value-type="float" office:value="6620.0">
            <text:p>6620.0</text:p>
          </table:table-cell>
          <table:table-cell office:value-type="float" office:value="40.0">
            <text:p>40.0</text:p>
          </table:table-cell>
          <table:table-cell office:value-type="string" office:value="Peat layers - plant macrofossils.">
            <text:p>Peat layers - plant macrofossils.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1.156">
            <text:p>-1.1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TamuraEtal2007,TamuraEtal2009,MannEtal2019">
            <text:p>TamuraEtal2007,TamuraEtal2009,MannEtal2019</text:p>
          </table:table-cell>
        </table:table-row>
        <table:table-row>
          <table:table-cell office:value-type="string" office:value="Mekong_Delta">
            <text:p>Mekong_Delta</text:p>
          </table:table-cell>
          <table:table-cell office:value-type="string" office:value="radiocarbon">
            <text:p>radiocarbon</text:p>
          </table:table-cell>
          <table:table-cell office:value-type="string" office:value="Beta-192755">
            <text:p>Beta-192755</text:p>
          </table:table-cell>
          <table:table-cell office:value-type="float" office:value="11.48048">
            <text:p>11.48048</text:p>
          </table:table-cell>
          <table:table-cell office:value-type="float" office:value="105.12012">
            <text:p>105.12012</text:p>
          </table:table-cell>
          <table:table-cell office:value-type="float" office:value="6760.0">
            <text:p>6760.0</text:p>
          </table:table-cell>
          <table:table-cell office:value-type="float" office:value="108.0">
            <text:p>108.0</text:p>
          </table:table-cell>
          <table:table-cell office:value-type="string" office:value="organic sediment - laminated sand with mud drapes">
            <text:p>organic sediment - laminated sand with mud drapes</text:p>
          </table:table-cell>
          <table:table-cell office:value-type="string" office:value="terrestrial">
            <text:p>terrestrial</text:p>
          </table:table-cell>
          <table:table-cell office:value-type="string" office:value="-44.5">
            <text:p>-44.5</text:p>
          </table:table-cell>
          <table:table-cell office:value-type="string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-5.814">
            <text:p>-5.814</text:p>
          </table:table-cell>
          <table:table-cell office:value-type="float" office:value="0.48">
            <text:p>0.48</text:p>
          </table:table-cell>
          <table:table-cell office:value-type="float" office:value="0.48">
            <text:p>0.48</text:p>
          </table:table-cell>
          <table:table-cell office:value-type="string" office:value="TamuraEtal2007,TamuraEtal2009,MannEtal2019">
            <text:p>TamuraEtal2007,TamuraEtal2009,MannEtal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